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6*"/>
    </style:style>
    <style:style style:name="Table2.B" style:family="table-column">
      <style:table-column-properties style:column-width="1.3847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2" style:family="table-row">
      <style:table-row-properties style:min-row-height="0.2938in"/>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20d712" officeooo:paragraph-rsid="0020d712"/>
    </style:style>
    <style:style style:name="P2" style:family="paragraph" style:parent-style-name="Table_20_Contents">
      <style:text-properties officeooo:rsid="0024466c" officeooo:paragraph-rsid="0024466c"/>
    </style:style>
    <style:style style:name="P3" style:family="paragraph" style:parent-style-name="Table_20_Contents">
      <style:text-properties officeooo:rsid="0028c423" officeooo:paragraph-rsid="0028c423"/>
    </style:style>
    <style:style style:name="P4" style:family="paragraph" style:parent-style-name="Standard">
      <style:text-properties officeooo:rsid="001e50cb" officeooo:paragraph-rsid="001e50cb"/>
    </style:style>
    <style:style style:name="P5" style:family="paragraph" style:parent-style-name="Standard">
      <style:text-properties officeooo:rsid="001ed480" officeooo:paragraph-rsid="001ed480"/>
    </style:style>
    <style:style style:name="P6" style:family="paragraph" style:parent-style-name="Standard">
      <style:text-properties officeooo:rsid="001ed480" officeooo:paragraph-rsid="0020d712"/>
    </style:style>
    <style:style style:name="P7" style:family="paragraph" style:parent-style-name="Standard">
      <style:text-properties officeooo:rsid="001ed480" officeooo:paragraph-rsid="0024466c"/>
    </style:style>
    <style:style style:name="P8" style:family="paragraph" style:parent-style-name="Standard">
      <style:text-properties officeooo:rsid="0020d712" officeooo:paragraph-rsid="0020d712"/>
    </style:style>
    <style:style style:name="P9" style:family="paragraph" style:parent-style-name="Standard">
      <style:text-properties fo:font-weight="bold" officeooo:rsid="001ed480" officeooo:paragraph-rsid="0020d712" style:font-weight-asian="bold" style:font-weight-complex="bold"/>
    </style:style>
    <style:style style:name="P10" style:family="paragraph" style:parent-style-name="Standard">
      <style:text-properties fo:font-weight="bold" officeooo:rsid="001ed480" officeooo:paragraph-rsid="001ed480" style:font-weight-asian="bold" style:font-weight-complex="bold"/>
    </style:style>
    <style:style style:name="P11" style:family="paragraph" style:parent-style-name="Standard">
      <style:text-properties fo:font-weight="bold" officeooo:rsid="001ed480" officeooo:paragraph-rsid="0024466c" style:font-weight-asian="bold" style:font-weight-complex="bold"/>
    </style:style>
    <style:style style:name="P12" style:family="paragraph" style:parent-style-name="Standard">
      <style:text-properties fo:font-weight="bold" officeooo:rsid="001e50cb" officeooo:paragraph-rsid="001e50cb" style:font-weight-asian="bold" style:font-weight-complex="bold"/>
    </style:style>
    <style:style style:name="P13" style:family="paragraph" style:parent-style-name="Standard">
      <style:text-properties officeooo:rsid="0024466c" officeooo:paragraph-rsid="0024466c"/>
    </style:style>
    <style:style style:name="T1" style:family="text">
      <style:text-properties officeooo:rsid="001ed480"/>
    </style:style>
    <style:style style:name="T2" style:family="text">
      <style:text-properties officeooo:rsid="001f7c34"/>
    </style:style>
    <style:style style:name="T3" style:family="text">
      <style:text-properties officeooo:rsid="0020d712"/>
    </style:style>
    <style:style style:name="T4" style:family="text">
      <style:text-properties officeooo:rsid="0024466c"/>
    </style:style>
    <style:style style:name="T5" style:family="text">
      <style:text-properties officeooo:rsid="00263b7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ct: ‘Easy Money Fast’</text:p>
      <text:p text:style-name="P4"/>
      <text:p text:style-name="P12">User stories</text:p>
      <text:p text:style-name="P4">The player can register/login with his credentials. After registering players will be credited a certain amount of fake money, let’s say for this example, USD <text:span text:style-name="T1">1</text:span>00. The game consists of having different pools of money with a determined maximum total amount, let’s say USD 10. The pools start at USD 0 and each player can bid USD 1 at a time (I think making bids 10% of the total amount is a good percentage, <text:span text:style-name="T1">this can obviously change</text:span>). The rules say players cannot bid twice in a row, if they bid once, they have to wait for another player to bid so they can bid again. The players never know where the pools are at. The player to bid the last dollar to arrive to the total amount, in this case, USD 10, gets it all. </text:p>
      <text:p text:style-name="P4"/>
      <text:p text:style-name="P4">There can be many pools. The only information available <text:span text:style-name="T1">is when the pool has been created time/date. We can give some information to the users to tempt them to bid, but at the same time avoid giving too much information. </text:span></text:p>
      <text:p text:style-name="P4"/>
      <text:p text:style-name="P10">Future Ideas</text:p>
      <text:p text:style-name="P5">- My idea was to do this with real money, link their PayPal accounts or credit card information to put money on their accounts. The feasibility of this at this point is small, due to regulations, betting laws, etc. At least it gives you a good idea of the end product but <text:s/>the behavior of players will never be the same as playing with real money, at least at this stage.</text:p>
      <text:p text:style-name="P5">- I would make money by charging a small commission on those pools of money, that percentage is not relevant a this stage of development.</text:p>
      <text:p text:style-name="P5"/>
      <text:p text:style-name="P10">Extras</text:p>
      <text:p text:style-name="P6">- Since this is only a game, every time a <text:span text:style-name="T2">player logins he will ‘play the roulette’ which will give him a random amount of money (this will be limited to once a day). This is done if anyone runs out of money so they can always take part of the game.</text:span></text:p>
      <text:p text:style-name="P6"/>
      <text:p text:style-name="P9"><text:span text:style-name="T3">Database</text:span></text:p>
      <text:p text:style-name="P6"/>
      <text:p text:style-name="P8">Users</text:p>
      <table:table table:name="Table1" table:style-name="Table1">
        <table:table-column table:style-name="Table1.A" table:number-columns-repeated="4"/>
        <table:table-row>
          <table:table-cell table:style-name="Table1.A1" office:value-type="string">
            <text:p text:style-name="P1">Id</text:p>
          </table:table-cell>
          <table:table-cell table:style-name="Table1.A1" office:value-type="string">
            <text:p text:style-name="P1">username</text:p>
          </table:table-cell>
          <table:table-cell table:style-name="Table1.A1" office:value-type="string">
            <text:p text:style-name="P1">password</text:p>
          </table:table-cell>
          <table:table-cell table:style-name="Table1.D1" office:value-type="string">
            <text:p text:style-name="P1">balance</text:p>
          </table:table-cell>
        </table:table-row>
        <table:table-row>
          <table:table-cell table:style-name="Table1.A2" office:value-type="string">
            <text:p text:style-name="P1">1</text:p>
          </table:table-cell>
          <table:table-cell table:style-name="Table1.A2" office:value-type="string">
            <text:p text:style-name="P1">Player1</text:p>
          </table:table-cell>
          <table:table-cell table:style-name="Table1.A2" office:value-type="string">
            <text:p text:style-name="P1"><text:span text:style-name="T5">Encrypted</text:span> pass</text:p>
          </table:table-cell>
          <table:table-cell table:style-name="Table1.D2" office:value-type="string">
            <text:p text:style-name="P1">100</text:p>
          </table:table-cell>
        </table:table-row>
      </table:table>
      <text:p text:style-name="P6"/>
      <text:p text:style-name="P6"/>
      <text:p text:style-name="P8">Games</text:p>
      <table:table table:name="Table2" table:style-name="Table2">
        <table:table-column table:style-name="Table2.A"/>
        <table:table-column table:style-name="Table2.B"/>
        <table:table-column table:style-name="Table2.A"/>
        <table:table-column table:style-name="Table2.B"/>
        <table:table-column table:style-name="Table2.A"/>
        <table:table-row>
          <table:table-cell table:style-name="Table2.A1" office:value-type="string">
            <text:p text:style-name="P1">id</text:p>
          </table:table-cell>
          <table:table-cell table:style-name="Table2.A1" office:value-type="string">
            <text:p text:style-name="P1">creation_date</text:p>
          </table:table-cell>
          <table:table-cell table:style-name="Table2.A1" office:value-type="string">
            <text:p text:style-name="P1">total_amount</text:p>
          </table:table-cell>
          <table:table-cell table:style-name="Table2.A1" office:value-type="string">
            <text:p text:style-name="P1">actual_amount</text:p>
          </table:table-cell>
          <table:table-cell table:style-name="Table2.E1" office:value-type="string">
            <text:p text:style-name="P3">id</text:p>
          </table:table-cell>
        </table:table-row>
        <table:table-row table:style-name="Table2.2">
          <table:table-cell table:style-name="Table2.A2" office:value-type="string">
            <text:p text:style-name="P2">1</text:p>
          </table:table-cell>
          <table:table-cell table:style-name="Table2.A2" office:value-type="string">
            <text:p text:style-name="P2">9.14.am 11/10/2016</text:p>
          </table:table-cell>
          <table:table-cell table:style-name="Table2.A2" office:value-type="string">
            <text:p text:style-name="P2">100</text:p>
          </table:table-cell>
          <table:table-cell table:style-name="Table2.A2" office:value-type="string">
            <text:p text:style-name="P2">60</text:p>
          </table:table-cell>
          <table:table-cell table:style-name="Table2.E2" office:value-type="string">
            <text:p text:style-name="P2"/>
          </table:table-cell>
        </table:table-row>
      </table:table>
      <text:p text:style-name="P7"><text:line-break/></text:p>
      <text:p text:style-name="P7"/>
      <text:p text:style-name="P7"/>
      <text:p text:style-name="P7"/>
      <text:p text:style-name="P7"/>
      <text:p text:style-name="P7"/>
      <text:p text:style-name="P7"><text:soft-page-break/></text:p>
      <text:p text:style-name="P11"><text:span text:style-name="T4">Structure</text:span></text:p>
      <text:p text:style-name="P6"/>
      <text:p text:style-name="P13">The program will be a website written with:</text:p>
      <text:p text:style-name="P13"/>
      <text:p text:style-name="P13">- Backend: Flask</text:p>
      <text:p text:style-name="P13"/>
      <text:p text:style-name="P13">- Frontend: Flask, HTML, CSS (Materialize), Jquery, Ajax.</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5T13:01:36.767496080</meta:creation-date>
    <dc:date>2016-10-25T14:49:42.362887357</dc:date>
    <meta:editing-duration>PT17M15S</meta:editing-duration>
    <meta:editing-cycles>4</meta:editing-cycles>
    <meta:generator>LibreOffice/5.1.4.2$Linux_X86_64 LibreOffice_project/10m0$Build-2</meta:generator>
    <meta:document-statistic meta:table-count="2" meta:image-count="0" meta:object-count="0" meta:page-count="2" meta:paragraph-count="34" meta:word-count="375" meta:character-count="2010" meta:non-whitespace-character-count="1664"/>
  </office:meta>
</office:document-meta>
</file>